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8000002B4A4E7220F6489A7F2.png" manifest:media-type="image/png"/>
  <manifest:file-entry manifest:full-path="Pictures/100002010000051E000002B43150B19F4B3171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696" officeooo:paragraph-rsid="000eb696"/>
    </style:style>
    <style:style style:name="P2" style:family="paragraph" style:parent-style-name="Standard">
      <style:text-properties officeooo:rsid="000f8b5f" officeooo:paragraph-rsid="000f8b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8.98cm" draw:z-index="0"><draw:image xlink:href="Pictures/100002010000051E000002B43150B19F4B31719B.png" xlink:type="simple" xlink:show="embed" xlink:actuate="onLoad" loext:mime-type="image/png"/></draw:frame>d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width="17cm" svg:height="9.021cm" draw:z-index="1"><draw:image xlink:href="Pictures/1000020100000518000002B4A4E7220F6489A7F2.png" xlink:type="simple" xlink:show="embed" xlink:actuate="onLoad" loext:mime-type="image/png"/></draw:frame>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0:55:21.241002254</meta:creation-date>
    <dc:date>2024-03-11T11:37:08.343531033</dc:date>
    <meta:editing-duration>PT28S</meta:editing-duration>
    <meta:editing-cycles>1</meta:editing-cycles>
    <meta:document-statistic meta:table-count="0" meta:image-count="2" meta:object-count="0" meta:page-count="1" meta:paragraph-count="2" meta:word-count="2" meta:character-count="2" meta:non-whitespace-character-count="2"/>
    <meta:generator>LibreOffice/6.4.7.2$Linux_X86_64 LibreOffice_project/40$Build-2</meta:generator>
  </office:meta>
</office:document-meta>
</file>